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rsid="0012691c" officeooo:paragraph-rsid="0012691c"/>
    </style:style>
    <style:style style:name="P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12691c" officeooo:paragraph-rsid="0012691c"/>
    </style:style>
    <style:style style:name="P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144cf3" officeooo:paragraph-rsid="00144cf3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12691c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text-underline-style="none" officeooo:rsid="00144cf3" officeooo:paragraph-rsid="00144cf3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text-underline-style="none" officeooo:rsid="001464d8" officeooo:paragraph-rsid="001464d8"/>
    </style:style>
    <style:style style:name="T1" style:family="text">
      <style:text-properties officeooo:rsid="0012691c"/>
    </style:style>
    <style:style style:name="T2" style:family="text">
      <style:text-properties officeooo:rsid="001575c7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6-La baja por maternidad no cuenta como vacaciones legalmente.</text:p>
      <text:p text:style-name="P2"/>
      <text:p text:style-name="P2"/>
      <text:p text:style-name="P2">10-<text:span text:style-name="T2">Los dos</text:span></text:p>
      <text:p text:style-name="P2"/>
      <text:p text:style-name="P2">12</text:p>
      <text:p text:style-name="P2">- 1 dia</text:p>
      <text:p text:style-name="P2">-2 o 4 dias.</text:p>
      <text:p text:style-name="P2">-Tiempo imprescindible.</text:p>
      <text:p text:style-name="P2">-El tiempo que le lleve hacer el examen</text:p>
      <text:p text:style-name="P2">-4 dias</text:p>
      <text:p text:style-name="P2">-</text:p>
      <text:p text:style-name="P2"/>
      <text:p text:style-name="P2">14-</text:p>
      <text:p text:style-name="P4"><text:span text:style-name="T1">Flexibilidad laboral</text:span></text:p>
      <text:p text:style-name="P3">Flexibilidad productiva</text:p>
      <text:p text:style-name="P3">----------</text:p>
      <text:p text:style-name="P3">Flexibilidad funcional</text:p>
      <text:p text:style-name="P3">Flexibilidad productiva</text:p>
      <text:p text:style-name="P3">------------</text:p>
      <text:p text:style-name="P3"/>
      <text:p text:style-name="P3">Flexibilidad salarial</text:p>
      <text:p text:style-name="P3">flexibilidad en el tiempo de trabajo.</text:p>
      <text:p text:style-name="P5"/>
      <text:p text:style-name="P5"/>
      <text:p text:style-name="P5">10→</text:p>
      <text:p text:style-name="P5">Si, de un dia.</text:p>
      <text:p text:style-name="P5"/>
      <text:p text:style-name="P5"/>
      <text:p text:style-name="P5">11→</text:p>
      <text:p text:style-name="P5">No</text:p>
      <text:p text:style-name="P5">Si</text:p>
      <text:p text:style-name="P5">No</text:p>
      <text:p text:style-name="P5">Si</text:p>
      <text:p text:style-name="P5"/>
      <text:p text:style-name="P6">12-</text:p>
      <text:p text:style-name="P6">NO</text:p>
      <text:p text:style-name="P6">SI</text:p>
      <text:p text:style-name="P6">NO</text:p>
      <text:p text:style-name="P6">NO</text:p>
      <text:p text:style-name="P6">SI</text:p>
      <text:p text:style-name="P6"/>
      <text:p text:style-name="P6">13-Es un despido justificado ya que las vacaciones no se pueden decidir unilateralmente.</text:p>
      <text:p text:style-name="P6"><draw:frame draw:style-name="fr1" draw:name="Objeto1" text:anchor-type="paragraph" svg:x="16.866cm" svg:y="4.764cm" svg:width="0.025cm" svg:height="0.041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llustration" style:family="paragraph" style:parent-style-name="Caption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0-29T18:34:13.074000000</dc:date>
    <meta:editing-duration>PT3M58S</meta:editing-duration>
    <meta:editing-cycles>1</meta:editing-cycles>
    <meta:document-statistic meta:table-count="0" meta:image-count="0" meta:object-count="1" meta:page-count="1" meta:paragraph-count="32" meta:word-count="80" meta:character-count="463" meta:non-whitespace-character-count="415"/>
    <meta:generator>LibreOffice/6.3.1.2$Windows_X86_64 LibreOffice_project/b79626edf0065ac373bd1df5c28bd630b4424273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0.04cm" svg:height="0.04cm" xlink:href="." xlink:type="simple" chart:class="chart:bar" chart:style-name="ch1">
        <chart:plot-area chart:style-name="ch2" chart:data-source-has-labels="both" svg:x="0cm" svg:y="0cm" svg:width="0.04cm" svg:height="0.04cm">
          <chartooo:coordinate-region svg:x="0.013cm" svg:y="0.013cm" svg:width="0.013cm" svg:height="0.013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/>
            <chart:data-point chart:style-name="ch9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  <table:table-cell office:value-type="string">
                <text:p>Columna 2</text:p>
              </table:table-cell>
              <table:table-cell office:value-type="string">
                <text:p>Columna 3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